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uster Kubernetes em Nuvem</text:p>
      <text:p text:style-name="Standard"/>
      <text:p text:style-name="Standard">_AWS CLI e credenciais de acesso_</text:p>
      <text:p text:style-name="Standard"/>
      <text:p text:style-name="Standard">aws.amazon.com/pt/cli</text:p>
      <text:p text:style-name="Standard">Serviço que provê interface de linha de comando da AWS</text:p>
      <text:p text:style-name="Standard"/>
      <text:p text:style-name="Standard">Após instalar, via linha de comando, executar: </text:p>
      <text:p text:style-name="Standard"/>
      <text:p text:style-name="Standard">aws --version</text:p>
      <text:p text:style-name="Standard">Comando que mostrará a versão do AWS CLI</text:p>
      <text:p text:style-name="Standard"/>
      <text:p text:style-name="Standard">É necessário criar um certificado para obter credenciais de acesso, para conectar AWS CLI com tua conta AWS.</text:p>
      <text:p text:style-name="Standard">Para isso, acessar na AWS o service "IAM"</text:p>
      <text:p text:style-name="Standard">- Acessar no canto direito o link "My security credentials"</text:p>
      <text:p text:style-name="Standard">- Expandir "Access keys"</text:p>
      <text:p text:style-name="Standard">- Clicar em "Create New Access Key". Irá abrir um popup contendo uma nova Key ID.</text:p>
      <text:p text:style-name="Standard"/>
      <text:p text:style-name="Standard">No prompt de comando, executar:</text:p>
      <text:p text:style-name="Standard">aws configure</text:p>
      <text:p text:style-name="Standard">Irá pedir a Key ID e a Secret Key</text:p>
      <text:p text:style-name="Standard">Pedirá region e em seguida formato de saída, não precisa informar, teclar enter.</text:p>
      <text:p text:style-name="Standard"/>
      <text:p text:style-name="Standard">********************</text:p>
      <text:p text:style-name="Standard"/>
      <text:p text:style-name="Standard">_Criando um cluster em nuvem utilizando o AKS_</text:p>
      <text:p text:style-name="Standard"/>
      <text:p text:style-name="Standard">Buscar na AWS por EKS (Elastic Kubernetes Service).</text:p>
      <text:p text:style-name="Standard">Clicar em "Add Cluster"</text:p>
      <text:p text:style-name="Standard">Em "Cluster service role", é necessário ter uma política de EKS registrada, que são as regras de permissão para a EKS. É necessário criar uma. Para isso, abrir uma nova aba e acessar a AWS, localizar o serviço "IAM", menu "Roles", botão "Create Role": selecionar "AWS Service" e em "Use cases for other AWS services", definir "EKS - Cluster". Clicar em "Next"; Irá aparecer um resumão das políticas aplicadas, Clicar em "Next"; Definir o nome "EKS-Role", clicar em "Create Role". </text:p>
      <text:p text:style-name="Standard">Após criada a regra, é possível selecionar ela em "Cluster service role". Após definí-a, clicar em "Next".</text:p>
      <text:p text:style-name="Standard"/>
      <text:p text:style-name="Standard">Aparecerá definições de VPC e subredes, deixar tudo como "Default". Cicar em "Next".</text:p>
      <text:p text:style-name="Standard"/>
      <text:p text:style-name="Standard">Aparecerá "Configure logging", possibilitando configurar os tipos de logs que serão gerados. Clicar em "Next".</text:p>
      <text:p text:style-name="Standard"/>
      <text:p text:style-name="Standard">Por final aparecerá a lista com o resumo do que será criado. Clicar em "Create".</text:p>
      <text:p text:style-name="Standard"/>
      <text:p text:style-name="Standard">No prompt de comando, executar o comando:</text:p>
      <text:p text:style-name="Standard">aws eks --regio sa-east-1 describe-cluster --name Kubernetes-lab --query cluster-status</text:p>
      <text:p text:style-name="Standard">Comando que retornará o status atual do cluster criado na AWS.</text:p>
      <text:p text:style-name="Standard"/>
      <text:p text:style-name="Standard">Dessa forma, foi criado a node master, que gerenciará os outros nodes. Os demais nodes ainda será necessário criar.</text:p>
      <text:p text:style-name="Standard"><text:soft-page-break/></text:p>
      <text:p text:style-name="Standard">É preciso configurar o kubectl para ter acesso a esse cluster criado na AWS para que possa gerenciar esses pods. </text:p>
      <text:p text:style-name="Standard"/>
      <text:p text:style-name="Standard">kubectl get svc</text:p>
      <text:p text:style-name="Standard">Comando para verificar o status do cluster. </text:p>
      <text:p text:style-name="Standard"/>
      <text:p text:style-name="Standard">Há um arquivo de configuração que o kubectl verifica qual é o cluster padrão.</text:p>
      <text:p text:style-name="Standard"/>
      <text:p text:style-name="Standard">No windows:</text:p>
      <text:p text:style-name="Standard">cd c:\Users\{usuario}\.kube\</text:p>
      <text:p text:style-name="Standard">cat .\config</text:p>
      <text:p text:style-name="Standard"/>
      <text:p text:style-name="Standard">No linux:</text:p>
      <text:p text:style-name="Standard">ls ~/.kube/config</text:p>
      <text:p text:style-name="Standard">cat ~/.kube/config</text:p>
      <text:p text:style-name="Standard">mv ~/.kube/config ~/.kube/config.bak</text:p>
      <text:p text:style-name="Standard"/>
      <text:p text:style-name="Standard">Para utilizar o cluster na nuvem, é necessário puxar esse arquivo da nuvem para a máquina local. </text:p>
      <text:p text:style-name="Standard"/>
      <text:p text:style-name="Standard">aws eks --region sa-east-1 update-kubeconfig --name Kubernetes-lab</text:p>
      <text:p text:style-name="Standard">Comando para puxar informações da AWS e atualizar o aquivo config local.</text:p>
      <text:p text:style-name="Standard"/>
      <text:p text:style-name="Standard">Pode ocorrer erro caso tenha outro arquivo config, de outro cluster. Nesse caso, renomear ou remover o arquivo config do outro cluster.</text:p>
      <text:p text:style-name="Standard"/>
      <text:p text:style-name="Standard">mv .\config config.old</text:p>
      <text:p text:style-name="Standard">Comando para renomear o arquivo config. Posicionar-se dentro da pasta .kube</text:p>
      <text:p text:style-name="Standard"/>
      <text:p text:style-name="Standard">cat .\config</text:p>
      <text:p text:style-name="Standard">Comando para mostrar todas as configurações e especificações do cluster na nuvem, que estão gravadas no arquivo config</text:p>
      <text:p text:style-name="Standard"/>
      <text:p text:style-name="Standard">********************</text:p>
      <text:p text:style-name="Standard"/>
      <text:p text:style-name="Standard">_Adicionando Nodes ao Cluster_</text:p>
      <text:p text:style-name="Standard"/>
      <text:p text:style-name="Standard">Para adicionar clusters, acessar EKS &gt; Clusters &gt; selecionar o cluster criado.</text:p>
      <text:p text:style-name="Standard"/>
      <text:p text:style-name="Standard">Acessar a aba "Compute".</text:p>
      <text:p text:style-name="Standard">Clicar no botão "Add node group".</text:p>
      <text:p text:style-name="Standard">Nomear esse node group: "Cluster-Node-Group-1"</text:p>
      <text:p text:style-name="Standard"/>
      <text:p text:style-name="Standard">É preciso ter as permissões EC2 criadas para associar a esse node group. Para isso, abrir nova aba e acessar AWS; Acessar "IAM"; Menu "Roles"; Botão "Create role"; Em "Use case", selecionar "EC2" e clicar "Next"; Selecionar as policies "AmazonEKS_CNI_Policy", "AmazonEKSWorkerNodePolicy" e "AmazonEC2ContainerRegistryReadOnly", clicar em "Next"; Definir o nome da regra "EKS-Node-Rule" e clicar em "Create".</text:p>
      <text:p text:style-name="Standard"/>
      <text:p text:style-name="Standard">Após criada a rule, definí-la em "Node IAM role".</text:p>
      <text:p text:style-name="Standard">Clicar em "Next".</text:p>
      <text:p text:style-name="Standard">Abrirá a janela para definir o tipo de instância eu irei subir. Definir quais os recursos queres utilizar, <text:soft-page-break/>bem como quantidade de nós (que pode ser alterada futuramente). Clicar em "Next".</text:p>
      <text:p text:style-name="Standard">Abrirá janela "Specify networking", para definições de subredes. Não é necessário alterar. Clicar em "Next".</text:p>
      <text:p text:style-name="Standard">Apresentará o resumo. Clicar em "Create".</text:p>
      <text:p text:style-name="Standard"/>
      <text:p text:style-name="Standard">kubectl get nodes --watch</text:p>
      <text:p text:style-name="Standard">Comando para verificar status atual de cada node do cluster.</text:p>
      <text:p text:style-name="Standard"/>
      <text:p text:style-name="Standard">Caso deseja excluir o cluster, necessário primeiro excluir os nodes. Acessar o cluster, e em "Node groups", selecionar o grupo e clicar em "Delete". Após executado o processo de exclusão dos nodes, no canto superior direito clicar em "Delete cluster".</text:p>
      <text:p text:style-name="Standard"/>
      <text:p text:style-name="Standard">**********************</text:p>
      <text:p text:style-name="Standard"/>
      <text:p text:style-name="Standard">_Criando um cluster em nuvem utilizando GCP_</text:p>
      <text:p text:style-name="Standard"/>
      <text:p text:style-name="Standard">O Google Cloud Plataform (GCP), quando criada uma nova conta, dá créditos para consumir seus serviços nos 3 primeiros meses, dessa forma alguns serviços podendo ser consumidos gratuitamente, diferente da AWS que possui alguns serviços gratuítos e outros não, e também cobra quando os limites de uso forem excedidos.</text:p>
      <text:p text:style-name="Standard"/>
      <text:p text:style-name="Standard">No GCP, procurar por GKE ou Kubernetes Engine. Acessará a página de Clusters do Kubernetes.</text:p>
      <text:p text:style-name="Standard">Clicar em "Criar".</text:p>
      <text:p text:style-name="Standard">Aparecerá o primeiro passo para criação de cluster, que é o modo do cluster. Escolher a opção "Standard", que permitirá que você configure gerencie os nós. Clicar em "Configurar".</text:p>
      <text:p text:style-name="Standard">Especificar o nome do cluster, a Zona (us-central1-c). Os demais itens podem ser mantidos o padrão. Ao lado direito, tem o menu "Pools de nós", onde é possível especificar as configurações de Nós, Rede, Segurança, etc. Também pode ser mantido o padrão. Clicar em "Criar"</text:p>
      <text:p text:style-name="Standard"/>
      <text:p text:style-name="Standard">Para acessar esse cluster, necessário instalar o "CLI gcloud". A instalação é simples, e ao final deve ser informado os dados de acesso a conta. Esse cliente pode ser executado via prompt, terminal ou power shell.</text:p>
      <text:p text:style-name="Standard"/>
      <text:p text:style-name="Standard">É necessário a instalação de alguns packs/softwares.</text:p>
      <text:p text:style-name="Standard"/>
      <text:p text:style-name="Standard">Install-Module GoogleCloud</text:p>
      <text:p text:style-name="Standard">Comando para instalar o modulo GoogleCloud</text:p>
      <text:p text:style-name="Standard"/>
      <text:p text:style-name="Standard">É necessário liberar a execução de scripts no power shell</text:p>
      <text:p text:style-name="Standard"/>
      <text:p text:style-name="Standard">Set-ExecutionPolicy RemoteSigned</text:p>
      <text:p text:style-name="Standard">Comando para definir liberação de política de execução de script de forma remota.</text:p>
      <text:p text:style-name="Standard"/>
      <text:p text:style-name="Standard">gcloud components install gke-gcloud-auth-plugin</text:p>
      <text:p text:style-name="Standard">COmando para instalação de kubernetes no google cloud</text:p>
      <text:p text:style-name="Standard"/>
      <text:p text:style-name="Standard">gcloud auth login</text:p>
      <text:p text:style-name="Standard">Comando para efetuar login no gcloud. Abrirá browser para informar usuário e senha.</text:p>
      <text:p text:style-name="Standard"/>
      <text:p text:style-name="Standard">gcloud auth list</text:p>
      <text:p text:style-name="Standard">Comando que listará qual é a conta que está logada no gcloud.</text:p>
      <text:p text:style-name="Standard"/>
      <text:p text:style-name="Standard"><text:soft-page-break/>Para realizar a conexão com o cluster criado, ao acessar na página do Google Cloud e visualizar a lista de clusters, no cluster desejado clicar nos "..." (ações), que abrirá um menu, clicar em "Conectar", e abrirá uma janela contendo uma linha de comando para conectar via terminal. </text:p>
      <text:p text:style-name="Standard"/>
      <text:p text:style-name="Standard">gcloud container clusters get-credentials meu-cluster --zone us-central1-c --project upheld-world-359622</text:p>
      <text:p text:style-name="Standard">Comando para executar conexão com o cluster. Esse comando também já baixará o kubeconfig, então se executar "kubectl get nodes" já trará as informações dos nodes criados na GCloud.</text:p>
      <text:p text:style-name="Standard"/>
      <text:p text:style-name="Standard">Para excluir o cluster criado, ao acessar na página do Google Cloud e visualizar a lista de clusters, no cluster desejado clicar nos "..." (ações), que abrirá um menu, clicar em "Excluir"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0T12:01:34.219000000</dc:date>
    <meta:editing-duration>PT1H27M43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4" meta:paragraph-count="87" meta:word-count="1082" meta:character-count="6838" meta:non-whitespace-character-count="5846"/>
  </office:meta>
</office:document-meta>
</file>